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南投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南投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南投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12479" calcext:value-type="float">
            <text:p>12,47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2718" calcext:value-type="float">
            <text:p>12,7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20" calcext:value-type="float">
            <text:p>12,720</text:p>
          </table:table-cell>
          <table:table-cell table:style-name="ce3" office:value-type="float" office:value="7452" calcext:value-type="float">
            <text:p>7,452</text:p>
          </table:table-cell>
          <table:table-cell table:style-name="ce3" office:value-type="float" office:value="20172" calcext:value-type="float">
            <text:p>20,172</text:p>
          </table:table-cell>
          <table:table-cell table:style-name="ce4" office:value-type="string" calcext:value-type="string">
            <text:p>63.0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草屯鎮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44" calcext:value-type="float">
            <text:p>244</text:p>
          </table:table-cell>
          <table:table-cell table:style-name="ce4" office:value-type="string" calcext:value-type="string">
            <text:p>63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峰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炎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4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加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川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冬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國姓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53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流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福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港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龜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乾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柑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山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埔里鎮</text:p>
          </table:table-cell>
          <table:table-cell table:style-name="ce2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265" calcext:value-type="float">
            <text:p>2,265</text:p>
          </table:table-cell>
          <table:table-cell table:style-name="ce4" office:value-type="string" calcext:value-type="string">
            <text:p>63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57.6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杷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71.2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4.0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56" calcext:value-type="float">
            <text:p>156</text:p>
          </table:table-cell>
          <table:table-cell table:style-name="ce4" office:value-type="string" calcext:value-type="string">
            <text:p>63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麒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9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珠格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5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56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>
            <text:p>69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4" calcext:value-type="float">
            <text:p>144</text:p>
          </table:table-cell>
          <table:table-cell table:style-name="ce4" office:value-type="string" calcext:value-type="string">
            <text:p>73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69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73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57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薰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7" calcext:value-type="float">
            <text:p>187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籃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桃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愛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55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房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向善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一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史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3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仁愛鄉</text:p>
          </table:table-cell>
          <table:table-cell table:style-name="ce2"/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5951" calcext:value-type="float">
            <text:p>5,95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035" calcext:value-type="float">
            <text:p>6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5" calcext:value-type="float">
            <text:p>6,035</text:p>
          </table:table-cell>
          <table:table-cell table:style-name="ce3" office:value-type="float" office:value="3499" calcext:value-type="float">
            <text:p>3,499</text:p>
          </table:table-cell>
          <table:table-cell table:style-name="ce3" office:value-type="float" office:value="9534" calcext:value-type="float">
            <text:p>9,534</text:p>
          </table:table-cell>
          <table:table-cell table:style-name="ce4" office:value-type="string" calcext:value-type="string">
            <text:p>63.3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7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40" calcext:value-type="float">
            <text:p>440</text:p>
          </table:table-cell>
          <table:table-cell table:style-name="ce4" office:value-type="string" calcext:value-type="string">
            <text:p>65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興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春陽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6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精英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9.0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都達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55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鹿谷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54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發祥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56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翠華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50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2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62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法治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60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63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互助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0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6" calcext:value-type="float">
            <text:p>336</text:p>
          </table:table-cell>
          <table:table-cell table:style-name="ce4" office:value-type="string" calcext:value-type="string">
            <text:p>82.1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中寮鄉</text:p>
          </table:table-cell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3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盛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福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爽文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芳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魚池鄉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63.3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魚池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池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城村、共和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雁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城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社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月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社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登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投市</text:p>
          </table:table-cell>
          <table:table-cell table:style-name="ce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65" calcext:value-type="float">
            <text:p>465</text:p>
          </table:table-cell>
          <table:table-cell table:style-name="ce4" office:value-type="string" calcext:value-type="string">
            <text:p>63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康壽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彰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5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68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南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4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漳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46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0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山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名間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63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雅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濁水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炭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86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丹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廍下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水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中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集集鎮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集集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尾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隘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映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竹山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59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2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1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坪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崇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州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子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硘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鯉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桶頭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鹿谷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9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谷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彰雅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雅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初鄉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峰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田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水里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05" calcext:value-type="float">
            <text:p>205</text:p>
          </table:table-cell>
          <table:table-cell table:style-name="ce4" office:value-type="string" calcext:value-type="string">
            <text:p>55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農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車埕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2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鉅工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0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崁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山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郡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安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信義鄉</text:p>
          </table:table-cell>
          <table:table-cell table:style-name="ce2"/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243" calcext:value-type="float">
            <text:p>4,24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352" calcext:value-type="float">
            <text:p>4,3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54" calcext:value-type="float">
            <text:p>4,354</text:p>
          </table:table-cell>
          <table:table-cell table:style-name="ce3" office:value-type="float" office:value="2584" calcext:value-type="float">
            <text:p>2,584</text:p>
          </table:table-cell>
          <table:table-cell table:style-name="ce3" office:value-type="float" office:value="6938" calcext:value-type="float">
            <text:p>6,938</text:p>
          </table:table-cell>
          <table:table-cell table:style-name="ce4" office:value-type="string" calcext:value-type="string">
            <text:p>6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9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愛國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丘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95" calcext:value-type="float">
            <text:p>295</text:p>
          </table:table-cell>
          <table:table-cell table:style-name="ce4" office:value-type="string" calcext:value-type="string">
            <text:p>59.6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鄉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94" calcext:value-type="float">
            <text:p>494</text:p>
          </table:table-cell>
          <table:table-cell table:style-name="ce4" office:value-type="string" calcext:value-type="string">
            <text:p>64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羅娜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61.6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望美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51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卡里布安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40" calcext:value-type="float">
            <text:p>440</text:p>
          </table:table-cell>
          <table:table-cell table:style-name="ce4" office:value-type="string" calcext:value-type="string">
            <text:p>6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68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神木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埔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65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59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68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龍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59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南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66.41</text:p>
          </table:table-cell>
          <table:table-cell table:number-columns-repeated="1004"/>
        </table:table-row>
        <table:table-row table:style-name="ro1" table:number-rows-repeated="10482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南投縣" style:display-name="PageStyle_南投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25</meta:creation-date>
    <meta:initial-creator>Apache POI</meta:initial-creator>
    <meta:generator>LibreOffice/6.0.7.3$Linux_X86_64 LibreOffice_project/00m0$Build-3</meta:generator>
    <meta:document-statistic meta:table-count="1" meta:cell-count="5304" meta:object-count="0"/>
  </office:meta>
</office:document-meta>
</file>